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a630" officeooo:paragraph-rsid="001aa6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ng TensorFlow backend.</text:p>
      <text:p text:style-name="P1">Loading Data...</text:p>
      <text:p text:style-name="P1">2016-12-17 13:57:06</text:p>
      <text:p text:style-name="P1">2018-03-27 22:22:02</text:p>
      <text:p text:style-name="P1">WARNING:tensorflow:From /home/senticteam/.local/lib/python3.5/site-packages/keras/backend/tensorflow_backend.py:1114: calling reduce_max (from tensorflow.python.ops.math_ops) with keep_dims is deprecated and will be removed in a future version.</text:p>
      <text:p text:style-name="P1">Instructions for updating:</text:p>
      <text:p text:style-name="P1">keep_dims is deprecated, use keepdims instead</text:p>
      <text:p text:style-name="P1">WARNING:tensorflow:From /home/senticteam/.local/lib/python3.5/site-packages/keras/backend/tensorflow_backend.py:1150: calling reduce_sum (from tensorflow.python.ops.math_ops) with keep_dims is deprecated and will be removed in a future version.</text:p>
      <text:p text:style-name="P1">Instructions for updating:</text:p>
      <text:p text:style-name="P1">keep_dims is deprecated, use keepdims instead</text:p>
      <text:p text:style-name="P1">/home/senticteam/andreaSimone/NLFF/model/modelStateful.py:40: UserWarning: Update your `Model` call to the Keras 2 API: `Model(outputs=Tensor("de..., inputs=[&lt;tf.Tenso...)`</text:p>
      <text:p text:style-name="P1"><text:s text:c="2"/>model = Model(input=[inputs], output=classification)</text:p>
      <text:p text:style-name="P1">WARNING:tensorflow:From /home/senticteam/.local/lib/python3.5/site-packages/keras/backend/tensorflow_backend.py:1257: calling reduce_mean (from tensorflow.python.ops.math_ops) with keep_dims is deprecated and will be removed in a future version.</text:p>
      <text:p text:style-name="P1">Instructions for updating:</text:p>
      <text:p text:style-name="P1">keep_dims is deprecated, use keepdims instead</text:p>
      <text:p text:style-name="P1">2018-04-13 14:54:03.302281: I tensorflow/core/platform/cpu_feature_guard.cc:140] Your CPU supports instructions that this TensorFlow binary was not compiled to use: AVX2 FMA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01</text:p>
      <text:p text:style-name="P1">Mem: 64</text:p>
      <text:p text:style-name="P1">Learning 0.01</text:p>
      <text:p text:style-name="P1">AAAAAAAccuracy: 0.5322240280582545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Drop: 0</text:p>
      <text:p text:style-name="P1">Reg: 0.001</text:p>
      <text:p text:style-name="P1">Mem: 64</text:p>
      <text:p text:style-name="P1">Learning 0.001</text:p>
      <text:p text:style-name="P1">AAAAAAAccuracy: 0.6080083473501774</text:p>
      <text:p text:style-name="P1">BBBBBBBBBBBase: 0.6097785722004574</text:p>
      <text:p text:style-name="P1">------------------------------------------------------------</text:p>
      <text:p text:style-name="P1">Drop: 0</text:p>
      <text:p text:style-name="P1">Reg: 0.001</text:p>
      <text:p text:style-name="P1">Mem: 64</text:p>
      <text:p text:style-name="P1"><text:soft-page-break/>Learning 0.0001</text:p>
      <text:p text:style-name="P1">AAAAAAAccuracy: 0.587692664120863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Drop: 0</text:p>
      <text:p text:style-name="P1">Reg: 0.001</text:p>
      <text:p text:style-name="P1">Mem: 64</text:p>
      <text:p text:style-name="P1">Learning 1e-05</text:p>
      <text:p text:style-name="P1">AAAAAAAccuracy: 0.615518465562681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01</text:p>
      <text:p text:style-name="P1">Mem: 64</text:p>
      <text:p text:style-name="P1">Learning 1e-06</text:p>
      <text:p text:style-name="P1">AAAAAAAccuracy: 0.6097785722203956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01</text:p>
      <text:p text:style-name="P1">Mem: 64</text:p>
      <text:p text:style-name="P1">Learning 1e-07</text:p>
      <text:p text:style-name="P1">AAAAAAAccuracy: 0.5528902940157758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<text:soft-page-break/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01</text:p>
      <text:p text:style-name="P1">Mem: 128</text:p>
      <text:p text:style-name="P1">Learning 0.01</text:p>
      <text:p text:style-name="P1">AAAAAAAccuracy: 0.4940424282083478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Drop: 0</text:p>
      <text:p text:style-name="P1">Reg: 0.001</text:p>
      <text:p text:style-name="P1">Mem: 128</text:p>
      <text:p text:style-name="P1">Learning 0.001</text:p>
      <text:p text:style-name="P1">AAAAAAAccuracy: 0.6051771036441783</text:p>
      <text:p text:style-name="P1">BBBBBBBBBBBase: 0.6097785722004574</text:p>
      <text:p text:style-name="P1">------------------------------------------------------------</text:p>
      <text:p text:style-name="P1">Drop: 0</text:p>
      <text:p text:style-name="P1">Reg: 0.001</text:p>
      <text:p text:style-name="P1">Mem: 128</text:p>
      <text:p text:style-name="P1">Learning 0.0001</text:p>
      <text:p text:style-name="P1">AAAAAAAccuracy: 0.583811277214518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01</text:p>
      <text:p text:style-name="P1">Mem: 128</text:p>
      <text:p text:style-name="P1">Learning 1e-05</text:p>
      <text:p text:style-name="P1">AAAAAAAccuracy: 0.6179196547247692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01</text:p>
      <text:p text:style-name="P1">Mem: 128</text:p>
      <text:p text:style-name="P1">Learning 1e-06</text:p>
      <text:p text:style-name="P1">AAAAAAAccuracy: 0.6097785722203956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<text:soft-page-break/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01</text:p>
      <text:p text:style-name="P1">Mem: 128</text:p>
      <text:p text:style-name="P1">Learning 1e-07</text:p>
      <text:p text:style-name="P1">AAAAAAAccuracy: 0.606020755980095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01</text:p>
      <text:p text:style-name="P1">Mem: 256</text:p>
      <text:p text:style-name="P1">Learning 0.01</text:p>
      <text:p text:style-name="P1">AAAAAAAccuracy: 0.5239623756676829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Drop: 0</text:p>
      <text:p text:style-name="P1">Reg: 0.001</text:p>
      <text:p text:style-name="P1">Mem: 256</text:p>
      <text:p text:style-name="P1">Learning 0.001</text:p>
      <text:p text:style-name="P1">AAAAAAAccuracy: 0.6049015488144615</text:p>
      <text:p text:style-name="P1">BBBBBBBBBBBase: 0.6097785722004574</text:p>
      <text:p text:style-name="P1">------------------------------------------------------------</text:p>
      <text:p text:style-name="P1">Drop: 0</text:p>
      <text:p text:style-name="P1">Reg: 0.001</text:p>
      <text:p text:style-name="P1">Mem: 256</text:p>
      <text:p text:style-name="P1">Learning 0.0001</text:p>
      <text:p text:style-name="P1">AAAAAAAccuracy: 0.577671038992759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Drop: 0</text:p>
      <text:p text:style-name="P1">Reg: 0.001</text:p>
      <text:p text:style-name="P1">Mem: 256</text:p>
      <text:p text:style-name="P1">Learning 1e-05</text:p>
      <text:p text:style-name="P1"><text:soft-page-break/>AAAAAAAccuracy: 0.6207072915871511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01</text:p>
      <text:p text:style-name="P1">Mem: 256</text:p>
      <text:p text:style-name="P1">Learning 1e-06</text:p>
      <text:p text:style-name="P1">AAAAAAAccuracy: 0.6097785722203956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01</text:p>
      <text:p text:style-name="P1">Mem: 256</text:p>
      <text:p text:style-name="P1">Learning 1e-07</text:p>
      <text:p text:style-name="P1">AAAAAAAccuracy: 0.5680319827420807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5</text:p>
      <text:p text:style-name="P1">Mem: 64</text:p>
      <text:p text:style-name="P1">Learning 0.01</text:p>
      <text:p text:style-name="P1">AAAAAAAccuracy: 0.43075796168131575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Drop: 0</text:p>
      <text:p text:style-name="P1">Reg: 0.05</text:p>
      <text:p text:style-name="P1"><text:soft-page-break/>Mem: 64</text:p>
      <text:p text:style-name="P1">Learning 0.001</text:p>
      <text:p text:style-name="P1">AAAAAAAccuracy: 0.41620873927521734</text:p>
      <text:p text:style-name="P1">BBBBBBBBBBBase: 0.6097785722004574</text:p>
      <text:p text:style-name="P1">------------------------------------------------------------</text:p>
      <text:p text:style-name="P1">Drop: 0</text:p>
      <text:p text:style-name="P1">Reg: 0.05</text:p>
      <text:p text:style-name="P1">Mem: 64</text:p>
      <text:p text:style-name="P1">Learning 0.0001</text:p>
      <text:p text:style-name="P1">AAAAAAAccuracy: 0.4633758562291166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5</text:p>
      <text:p text:style-name="P1">Mem: 64</text:p>
      <text:p text:style-name="P1">Learning 1e-05</text:p>
      <text:p text:style-name="P1">AAAAAAAccuracy: 0.5179597646898838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Drop: 0</text:p>
      <text:p text:style-name="P1">Reg: 0.05</text:p>
      <text:p text:style-name="P1">Mem: 64</text:p>
      <text:p text:style-name="P1">Learning 1e-06</text:p>
      <text:p text:style-name="P1">AAAAAAAccuracy: 0.49456024237564233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5</text:p>
      <text:p text:style-name="P1">Mem: 64</text:p>
      <text:p text:style-name="P1">Learning 1e-07</text:p>
      <text:p text:style-name="P1">AAAAAAAccuracy: 0.4941207031586646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5</text:p>
      <text:p text:style-name="P1"><text:soft-page-break/>Mem: 128</text:p>
      <text:p text:style-name="P1">Learning 0.01</text:p>
      <text:p text:style-name="P1">AAAAAAAccuracy: 0.4320099275968168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Drop: 0</text:p>
      <text:p text:style-name="P1">Reg: 0.05</text:p>
      <text:p text:style-name="P1">Mem: 128</text:p>
      <text:p text:style-name="P1">Learning 0.001</text:p>
      <text:p text:style-name="P1">AAAAAAAccuracy: 0.4225790005577091</text:p>
      <text:p text:style-name="P1">BBBBBBBBBBBase: 0.6097785722004574</text:p>
      <text:p text:style-name="P1">------------------------------------------------------------</text:p>
      <text:p text:style-name="P1">Drop: 0</text:p>
      <text:p text:style-name="P1">Reg: 0.05</text:p>
      <text:p text:style-name="P1">Mem: 128</text:p>
      <text:p text:style-name="P1">Learning 0.0001</text:p>
      <text:p text:style-name="P1">AAAAAAAccuracy: 0.47544146206667715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5</text:p>
      <text:p text:style-name="P1">Mem: 128</text:p>
      <text:p text:style-name="P1">Learning 1e-05</text:p>
      <text:p text:style-name="P1">AAAAAAAccuracy: 0.5542258989413631</text:p>
      <text:p text:style-name="P1">BBBBBBBBBBBase: 0.6097785722004574</text:p>
      <text:p text:style-name="P1">------------------------------------------------------------</text:p>
      <text:p text:style-name="P1">Drop: 0</text:p>
      <text:p text:style-name="P1">Reg: 0.05</text:p>
      <text:p text:style-name="P1">Mem: 128</text:p>
      <text:p text:style-name="P1">Learning 1e-06</text:p>
      <text:p text:style-name="P1">AAAAAAAccuracy: 0.5571663162128798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5</text:p>
      <text:p text:style-name="P1">Mem: 128</text:p>
      <text:p text:style-name="P1">Learning 1e-07</text:p>
      <text:p text:style-name="P1">AAAAAAAccuracy: 0.5433157664426997</text:p>
      <text:p text:style-name="P1">BBBBBBBBBBBase: 0.6097785722004574</text:p>
      <text:p text:style-name="P1">------------------------------------------------------------</text:p>
      <text:p text:style-name="P1"><text:soft-page-break/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5</text:p>
      <text:p text:style-name="P1">Mem: 256</text:p>
      <text:p text:style-name="P1">Learning 0.01</text:p>
      <text:p text:style-name="P1">AAAAAAAccuracy: 0.5001528518226802</text:p>
      <text:p text:style-name="P1">BBBBBBBBBBBase: 0.6097785722004574</text:p>
      <text:p text:style-name="P1">------------------------------------------------------------</text:p>
      <text:p text:style-name="P1">Drop: 0</text:p>
      <text:p text:style-name="P1">Reg: 0.05</text:p>
      <text:p text:style-name="P1">Mem: 256</text:p>
      <text:p text:style-name="P1">Learning 0.001</text:p>
      <text:p text:style-name="P1">AAAAAAAccuracy: 0.4126253066892092</text:p>
      <text:p text:style-name="P1">BBBBBBBBBBBase: 0.6097785722004574</text:p>
      <text:p text:style-name="P1">------------------------------------------------------------</text:p>
      <text:p text:style-name="P1">Drop: 0</text:p>
      <text:p text:style-name="P1">Reg: 0.05</text:p>
      <text:p text:style-name="P1">Mem: 256</text:p>
      <text:p text:style-name="P1">Learning 0.0001</text:p>
      <text:p text:style-name="P1">AAAAAAAccuracy: 0.4969326068636486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Drop: 0</text:p>
      <text:p text:style-name="P1">Reg: 0.05</text:p>
      <text:p text:style-name="P1">Mem: 256</text:p>
      <text:p text:style-name="P1">Learning 1e-05</text:p>
      <text:p text:style-name="P1">AAAAAAAccuracy: 0.4811876072881404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Drop: 0</text:p>
      <text:p text:style-name="P1">Reg: 0.05</text:p>
      <text:p text:style-name="P1">Mem: 256</text:p>
      <text:p text:style-name="P1">Learning 1e-06</text:p>
      <text:p text:style-name="P1">AAAAAAAccuracy: 0.5631589680661248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<text:soft-page-break/>Drop: 0</text:p>
      <text:p text:style-name="P1">Reg: 0.05</text:p>
      <text:p text:style-name="P1">Mem: 256</text:p>
      <text:p text:style-name="P1">Learning 1e-07</text:p>
      <text:p text:style-name="P1">AAAAAAAccuracy: 0.5588586225667266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1</text:p>
      <text:p text:style-name="P1">Mem: 64</text:p>
      <text:p text:style-name="P1">Learning 0.01</text:p>
      <text:p text:style-name="P1">AAAAAAAccuracy: 0.390221428792052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Drop: 0</text:p>
      <text:p text:style-name="P1">Reg: 0.1</text:p>
      <text:p text:style-name="P1">Mem: 64</text:p>
      <text:p text:style-name="P1">Learning 0.001</text:p>
      <text:p text:style-name="P1">AAAAAAAccuracy: 0.3902214287540388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Drop: 0</text:p>
      <text:p text:style-name="P1">Reg: 0.1</text:p>
      <text:p text:style-name="P1">Mem: 64</text:p>
      <text:p text:style-name="P1">Learning 0.0001</text:p>
      <text:p text:style-name="P1">AAAAAAAccuracy: 0.41249014675675927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1</text:p>
      <text:p text:style-name="P1">Mem: 64</text:p>
      <text:p text:style-name="P1">Learning 1e-05</text:p>
      <text:p text:style-name="P1">AAAAAAAccuracy: 0.4005310859254942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<text:soft-page-break/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1</text:p>
      <text:p text:style-name="P1">Mem: 64</text:p>
      <text:p text:style-name="P1">Learning 1e-06</text:p>
      <text:p text:style-name="P1">AAAAAAAccuracy: 0.39197827902643706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1</text:p>
      <text:p text:style-name="P1">Mem: 64</text:p>
      <text:p text:style-name="P1">Learning 1e-07</text:p>
      <text:p text:style-name="P1">AAAAAAAccuracy: 0.421226877820227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1</text:p>
      <text:p text:style-name="P1">Mem: 128</text:p>
      <text:p text:style-name="P1">Learning 0.01</text:p>
      <text:p text:style-name="P1">AAAAAAAccuracy: 0.4273695317165868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Drop: 0</text:p>
      <text:p text:style-name="P1">Reg: 0.1</text:p>
      <text:p text:style-name="P1">Mem: 128</text:p>
      <text:p text:style-name="P1">Learning 0.001</text:p>
      <text:p text:style-name="P1">AAAAAAAccuracy: 0.390221428792052</text:p>
      <text:p text:style-name="P1">BBBBBBBBBBBase: 0.6097785722004574</text:p>
      <text:p text:style-name="P1"><text:soft-page-break/>------------------------------------------------------------</text:p>
      <text:p text:style-name="P1">Drop: 0</text:p>
      <text:p text:style-name="P1">Reg: 0.1</text:p>
      <text:p text:style-name="P1">Mem: 128</text:p>
      <text:p text:style-name="P1">Learning 0.0001</text:p>
      <text:p text:style-name="P1">AAAAAAAccuracy: 0.43489598977133226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1</text:p>
      <text:p text:style-name="P1">Mem: 128</text:p>
      <text:p text:style-name="P1">Learning 1e-05</text:p>
      <text:p text:style-name="P1">AAAAAAAccuracy: 0.3972127654344629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1</text:p>
      <text:p text:style-name="P1">Mem: 128</text:p>
      <text:p text:style-name="P1">Learning 1e-06</text:p>
      <text:p text:style-name="P1">AAAAAAAccuracy: 0.3897940782628133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1</text:p>
      <text:p text:style-name="P1">Mem: 128</text:p>
      <text:p text:style-name="P1">Learning 1e-07</text:p>
      <text:p text:style-name="P1">AAAAAAAccuracy: 0.404418781462846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<text:soft-page-break/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1</text:p>
      <text:p text:style-name="P1">Mem: 256</text:p>
      <text:p text:style-name="P1">Learning 0.01</text:p>
      <text:p text:style-name="P1">AAAAAAAccuracy: 0.5001528518226802</text:p>
      <text:p text:style-name="P1">BBBBBBBBBBBase: 0.6097785722004574</text:p>
      <text:p text:style-name="P1">------------------------------------------------------------</text:p>
      <text:p text:style-name="P1">Drop: 0</text:p>
      <text:p text:style-name="P1">Reg: 0.1</text:p>
      <text:p text:style-name="P1">Mem: 256</text:p>
      <text:p text:style-name="P1">Learning 0.001</text:p>
      <text:p text:style-name="P1">AAAAAAAccuracy: 0.390221428792052</text:p>
      <text:p text:style-name="P1">BBBBBBBBBBBase: 0.6097785722004574</text:p>
      <text:p text:style-name="P1">------------------------------------------------------------</text:p>
      <text:p text:style-name="P1">Drop: 0</text:p>
      <text:p text:style-name="P1">Reg: 0.1</text:p>
      <text:p text:style-name="P1">Mem: 256</text:p>
      <text:p text:style-name="P1">Learning 0.0001</text:p>
      <text:p text:style-name="P1">AAAAAAAccuracy: 0.4558473766767348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Drop: 0</text:p>
      <text:p text:style-name="P1">Reg: 0.1</text:p>
      <text:p text:style-name="P1">Mem: 256</text:p>
      <text:p text:style-name="P1">Learning 1e-05</text:p>
      <text:p text:style-name="P1">AAAAAAAccuracy: 0.4103474425160846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1</text:p>
      <text:p text:style-name="P1">Mem: 256</text:p>
      <text:p text:style-name="P1">Learning 1e-06</text:p>
      <text:p text:style-name="P1">AAAAAAAccuracy: 0.39064877922577046</text:p>
      <text:p text:style-name="P1">BBBBBBBBBBBase: 0.6097785722004574</text:p>
      <text:p text:style-name="P1"><text:soft-page-break/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1</text:p>
      <text:p text:style-name="P1">Mem: 256</text:p>
      <text:p text:style-name="P1">Learning 1e-07</text:p>
      <text:p text:style-name="P1">AAAAAAAccuracy: 0.4230481796864305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5</text:p>
      <text:p text:style-name="P1">Mem: 64</text:p>
      <text:p text:style-name="P1">Learning 0.01</text:p>
      <text:p text:style-name="P1">AAAAAAAccuracy: 0.390221428792052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5</text:p>
      <text:p text:style-name="P1">Mem: 64</text:p>
      <text:p text:style-name="P1">Learning 0.001</text:p>
      <text:p text:style-name="P1">AAAAAAAccuracy: 0.390221428792052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5</text:p>
      <text:p text:style-name="P1">Mem: 64</text:p>
      <text:p text:style-name="P1">Learning 0.0001</text:p>
      <text:p text:style-name="P1">AAAAAAAccuracy: 0.390221428792052</text:p>
      <text:p text:style-name="P1"><text:soft-page-break/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5</text:p>
      <text:p text:style-name="P1">Mem: 64</text:p>
      <text:p text:style-name="P1">Learning 1e-05</text:p>
      <text:p text:style-name="P1">AAAAAAAccuracy: 0.390221428792052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5</text:p>
      <text:p text:style-name="P1">Mem: 64</text:p>
      <text:p text:style-name="P1">Learning 1e-06</text:p>
      <text:p text:style-name="P1">AAAAAAAccuracy: 0.390221428792052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5</text:p>
      <text:p text:style-name="P1">Mem: 64</text:p>
      <text:p text:style-name="P1"><text:soft-page-break/>Learning 1e-07</text:p>
      <text:p text:style-name="P1">AAAAAAAccuracy: 0.40494059829525497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5</text:p>
      <text:p text:style-name="P1">Mem: 128</text:p>
      <text:p text:style-name="P1">Learning 0.01</text:p>
      <text:p text:style-name="P1">AAAAAAAccuracy: 0.390221428792052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5</text:p>
      <text:p text:style-name="P1">Mem: 128</text:p>
      <text:p text:style-name="P1">Learning 0.001</text:p>
      <text:p text:style-name="P1">AAAAAAAccuracy: 0.390221428792052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Drop: 0</text:p>
      <text:p text:style-name="P1">Reg: 0.5</text:p>
      <text:p text:style-name="P1">Mem: 128</text:p>
      <text:p text:style-name="P1">Learning 0.0001</text:p>
      <text:p text:style-name="P1">AAAAAAAccuracy: 0.390221428792052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5</text:p>
      <text:p text:style-name="P1">Mem: 128</text:p>
      <text:p text:style-name="P1">Learning 1e-05</text:p>
      <text:p text:style-name="P1">AAAAAAAccuracy: 0.390221428792052</text:p>
      <text:p text:style-name="P1">BBBBBBBBBBBase: 0.6097785722004574</text:p>
      <text:p text:style-name="P1">------------------------------------------------------------</text:p>
      <text:p text:style-name="P1"><text:soft-page-break/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5</text:p>
      <text:p text:style-name="P1">Mem: 128</text:p>
      <text:p text:style-name="P1">Learning 1e-06</text:p>
      <text:p text:style-name="P1">AAAAAAAccuracy: 0.390221428792052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5</text:p>
      <text:p text:style-name="P1">Mem: 128</text:p>
      <text:p text:style-name="P1">Learning 1e-07</text:p>
      <text:p text:style-name="P1">AAAAAAAccuracy: 0.390221428792052</text:p>
      <text:p text:style-name="P1">BBBBBBBBBBBase: 0.6097785722004574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2:06:55.248334981</meta:creation-date>
    <dc:date>2018-04-14T12:07:36.689255795</dc:date>
    <meta:editing-duration>PT42S</meta:editing-duration>
    <meta:editing-cycles>1</meta:editing-cycles>
    <meta:document-statistic meta:table-count="0" meta:image-count="0" meta:object-count="0" meta:page-count="16" meta:paragraph-count="815" meta:word-count="2332" meta:character-count="22441" meta:non-whitespace-character-count="20922"/>
    <meta:generator>LibreOffice/5.1.6.2$Linux_X86_64 LibreOffice_project/10m0$Build-2</meta:generator>
  </office:meta>
</office:document-meta>
</file>